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7mm" fo:margin-bottom="2.1mm" style:contextual-spacing="false"/>
    </style:style>
    <style:style style:name="P2" style:family="paragraph" style:parent-style-name="Text_20_body">
      <style:paragraph-properties fo:margin-top="0mm" fo:margin-bottom="2.1mm" style:contextual-spacing="false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Text_20_body">
      <style:paragraph-properties fo:margin-left="0mm" fo:margin-right="0mm" fo:margin-top="7mm" fo:margin-bottom="2.1mm" style:contextual-spacing="false" fo:text-indent="20mm" style:auto-text-indent="false"/>
    </style:style>
    <style:style style:name="P5" style:family="paragraph" style:parent-style-name="Text_20_body">
      <style:paragraph-properties fo:margin-left="0mm" fo:margin-right="0mm" fo:margin-top="7mm" fo:margin-bottom="2.1mm" style:contextual-spacing="false" fo:text-indent="0mm" style:auto-text-indent="true"/>
    </style:style>
    <style:style style:name="P6" style:family="paragraph" style:parent-style-name="Text_20_body">
      <style:paragraph-properties fo:margin-left="0mm" fo:margin-right="0mm" fo:margin-top="0mm" fo:margin-bottom="2.1mm" style:contextual-spacing="false" fo:text-indent="0mm" style:auto-text-indent="true"/>
    </style:style>
    <style:style style:name="P7" style:family="paragraph" style:parent-style-name="Text_20_body" style:master-page-name="">
      <style:paragraph-properties fo:margin-left="0mm" fo:margin-right="20mm" fo:margin-top="0mm" fo:margin-bottom="2.1mm" style:contextual-spacing="false" fo:text-align="end" style:justify-single-word="false" fo:text-indent="0mm" style:auto-text-indent="false" style:page-number="auto" style:shadow="none"/>
    </style:style>
    <style:style style:name="P8" style:family="paragraph" style:parent-style-name="Standard">
      <style:paragraph-properties fo:margin-left="112.8mm" fo:margin-right="0mm" fo:text-indent="0mm" style:auto-text-indent="false"/>
    </style:style>
    <style:style style:name="P9" style:family="paragraph" style:parent-style-name="Standard">
      <style:paragraph-properties fo:margin-left="112.8mm" fo:margin-right="0mm" fo:text-indent="0m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y in objects"&gt;</text:placeholder></text:p>
      <text:p text:style-name="P9"><text:placeholder text:placeholder-type="text">&lt;setLang(party.lang and party.lang.code or 'en_US')&gt;</text:placeholder><text:placeholder text:placeholder-type="text">&lt;party.full_name&gt;</text:placeholder></text:p>
      <text:p text:style-name="P8"><text:placeholder text:placeholder-type="text">&lt;if test="party.addresses"&gt;</text:placeholder></text:p>
      <text:p text:style-name="P8"><text:placeholder text:placeholder-type="text">&lt;for each="line in party.addresses[0]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/if&gt;</text:placeholder></text:p>
      <text:p text:style-name="P1">Date: <text:placeholder text:placeholder-type="text">&lt;formatLang(datetime.date.today(), party.lang)&gt;</text:placeholder><text:line-break/>Subject:</text:p>
      <text:p text:style-name="P5">Dear Madams and Sirs,</text:p>
      <text:p text:style-name="P6"/>
      <text:p text:style-name="P4">Best Regards,</text:p>
      <text:p text:style-name="P7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8-23T01:06:24</meta:creation-date>
    <dc:date>2008-10-22T19:27:10</dc:date>
    <meta:editing-cycles>1</meta:editing-cycles>
    <meta:editing-duration>PT0S</meta:editing-duration>
    <meta:document-statistic meta:table-count="0" meta:image-count="0" meta:object-count="0" meta:page-count="2" meta:paragraph-count="12" meta:word-count="31" meta:character-count="335" meta:non-whitespace-character-count="316"/>
    <meta:user-defined meta:name="Info 1"/>
    <meta:user-defined meta:name="Info 2"/>
    <meta:user-defined meta:name="Info 3"/>
    <meta:user-defined meta:name="Info 4"/>
  </office:meta>
</office:document-meta>
</file>